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1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8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23"/>
        <table:table-column table:style-name="co30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19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23" table:default-cell-style-name="ce23"/>
        <table:table-column table:style-name="co37" table:default-cell-style-name="ce23"/>
        <table:table-column table:style-name="co39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.00.0000</text:date>, <text:time style:data-style-name="N2" text:time-value="10:51:30.9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06T10:54:18.971000000</dc:date>
    <meta:editing-duration>P4DT16H12M10S</meta:editing-duration>
    <meta:editing-cycles>1845</meta:editing-cycles>
    <meta:document-statistic meta:table-count="4" meta:cell-count="10205" meta:object-count="0"/>
  </office:meta>
</office:document-meta>
</file>